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5-10-01" calcext:value-type="date">
            <text:p>2015-10-01</text:p>
          </table:table-cell>
          <table:table-cell office:value-type="date" office:date-value="2015-10-02" calcext:value-type="date">
            <text:p>2015-10-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date" office:date-value="2015-10-02" calcext:value-type="date">
            <text:p>2015-10-02</text:p>
          </table:table-cell>
          <table:table-cell office:value-type="date" office:date-value="2015-10-03" calcext:value-type="date">
            <text:p>2015-10-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5-10-03" calcext:value-type="date">
            <text:p>2015-10-03</text:p>
          </table:table-cell>
          <table:table-cell office:value-type="date" office:date-value="2015-10-04" calcext:value-type="date">
            <text:p>2015-10-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date" office:date-value="2015-10-04" calcext:value-type="date">
            <text:p>2015-10-04</text:p>
          </table:table-cell>
          <table:table-cell office:value-type="date" office:date-value="2015-10-05" calcext:value-type="date">
            <text:p>2015-10-0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0-01" calcext:value-type="date">
            <text:p>2015-10-01</text:p>
          </table:table-cell>
          <table:table-cell table:style-name="ce2" office:value-type="date" office:date-value="2015-10-05" calcext:value-type="date">
            <text:p>2015-10-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15-10-11" calcext:value-type="date">
            <text:p>2015-10-11</text:p>
          </table:table-cell>
          <table:table-cell office:value-type="date" office:date-value="2015-10-12" calcext:value-type="date">
            <text:p>2015-10-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date" office:date-value="2015-10-12" calcext:value-type="date">
            <text:p>2015-10-12</text:p>
          </table:table-cell>
          <table:table-cell office:value-type="date" office:date-value="2015-10-13" calcext:value-type="date">
            <text:p>2015-10-1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0-11" calcext:value-type="date">
            <text:p>2015-10-11</text:p>
          </table:table-cell>
          <table:table-cell table:style-name="ce2" office:value-type="date" office:date-value="2015-10-13" calcext:value-type="date">
            <text:p>2015-10-1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5-10-15" calcext:value-type="date">
            <text:p>2015-10-15</text:p>
          </table:table-cell>
          <table:table-cell office:value-type="date" office:date-value="2015-10-16" calcext:value-type="date">
            <text:p>2015-10-1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0-15" calcext:value-type="date">
            <text:p>2015-10-15</text:p>
          </table:table-cell>
          <table:table-cell table:style-name="ce2" office:value-type="date" office:date-value="2015-10-16" calcext:value-type="date">
            <text:p>2015-10-1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date" office:date-value="2015-10-17" calcext:value-type="date">
            <text:p>2015-10-17</text:p>
          </table:table-cell>
          <table:table-cell office:value-type="date" office:date-value="2015-10-18" calcext:value-type="date">
            <text:p>2015-10-1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0-17" calcext:value-type="date">
            <text:p>2015-10-17</text:p>
          </table:table-cell>
          <table:table-cell table:style-name="ce2" office:value-type="date" office:date-value="2015-10-18" calcext:value-type="date">
            <text:p>2015-10-1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15-10-19" calcext:value-type="date">
            <text:p>2015-10-19</text:p>
          </table:table-cell>
          <table:table-cell office:value-type="date" office:date-value="2015-10-20" calcext:value-type="date">
            <text:p>2015-10-2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0-19" calcext:value-type="date">
            <text:p>2015-10-19</text:p>
          </table:table-cell>
          <table:table-cell table:style-name="ce2" office:value-type="date" office:date-value="2015-10-20" calcext:value-type="date">
            <text:p>2015-10-2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date" office:date-value="2015-10-21" calcext:value-type="date">
            <text:p>2015-10-21</text:p>
          </table:table-cell>
          <table:table-cell office:value-type="date" office:date-value="2015-10-22" calcext:value-type="date">
            <text:p>2015-10-2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0-21" calcext:value-type="date">
            <text:p>2015-10-21</text:p>
          </table:table-cell>
          <table:table-cell table:style-name="ce2" office:value-type="date" office:date-value="2015-10-22" calcext:value-type="date">
            <text:p>2015-10-2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15-10-25" calcext:value-type="date">
            <text:p>2015-10-25</text:p>
          </table:table-cell>
          <table:table-cell office:value-type="date" office:date-value="2015-10-26" calcext:value-type="date">
            <text:p>2015-10-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date" office:date-value="2015-10-26" calcext:value-type="date">
            <text:p>2015-10-26</text:p>
          </table:table-cell>
          <table:table-cell office:value-type="date" office:date-value="2015-10-27" calcext:value-type="date">
            <text:p>2015-10-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2015-10-27" calcext:value-type="date">
            <text:p>2015-10-27</text:p>
          </table:table-cell>
          <table:table-cell office:value-type="date" office:date-value="2015-10-28" calcext:value-type="date">
            <text:p>2015-10-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date" office:date-value="2015-10-28" calcext:value-type="date">
            <text:p>2015-10-28</text:p>
          </table:table-cell>
          <table:table-cell office:value-type="date" office:date-value="2015-10-29" calcext:value-type="date">
            <text:p>2015-10-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2015-10-29" calcext:value-type="date">
            <text:p>2015-10-29</text:p>
          </table:table-cell>
          <table:table-cell office:value-type="date" office:date-value="2015-10-30" calcext:value-type="date">
            <text:p>2015-10-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date" office:date-value="2015-10-30" calcext:value-type="date">
            <text:p>2015-10-30</text:p>
          </table:table-cell>
          <table:table-cell office:value-type="date" office:date-value="2015-10-31" calcext:value-type="date">
            <text:p>2015-10-3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0-25" calcext:value-type="date">
            <text:p>2015-10-25</text:p>
          </table:table-cell>
          <table:table-cell table:style-name="ce2" office:value-type="date" office:date-value="2015-10-31" calcext:value-type="date">
            <text:p>2015-10-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2015-11-01" calcext:value-type="date">
            <text:p>2015-11-01</text:p>
          </table:table-cell>
          <table:table-cell office:value-type="date" office:date-value="2015-11-02" calcext:value-type="date">
            <text:p>2015-11-0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1-01" calcext:value-type="date">
            <text:p>2015-11-01</text:p>
          </table:table-cell>
          <table:table-cell table:style-name="ce2" office:value-type="date" office:date-value="2015-11-02" calcext:value-type="date">
            <text:p>2015-11-0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date" office:date-value="2015-11-04" calcext:value-type="date">
            <text:p>2015-11-04</text:p>
          </table:table-cell>
          <table:table-cell office:value-type="date" office:date-value="2015-11-05" calcext:value-type="date">
            <text:p>2015-11-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2015-11-05" calcext:value-type="date">
            <text:p>2015-11-05</text:p>
          </table:table-cell>
          <table:table-cell office:value-type="date" office:date-value="2015-11-06" calcext:value-type="date">
            <text:p>2015-11-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date" office:date-value="2015-11-06" calcext:value-type="date">
            <text:p>2015-11-06</text:p>
          </table:table-cell>
          <table:table-cell office:value-type="date" office:date-value="2015-11-07" calcext:value-type="date">
            <text:p>2015-11-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2015-11-07" calcext:value-type="date">
            <text:p>2015-11-07</text:p>
          </table:table-cell>
          <table:table-cell office:value-type="date" office:date-value="2015-11-08" calcext:value-type="date">
            <text:p>2015-11-0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1-04" calcext:value-type="date">
            <text:p>2015-11-04</text:p>
          </table:table-cell>
          <table:table-cell table:style-name="ce2" office:value-type="date" office:date-value="2015-11-08" calcext:value-type="date">
            <text:p>2015-11-0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date" office:date-value="2015-11-11" calcext:value-type="date">
            <text:p>2015-11-11</text:p>
          </table:table-cell>
          <table:table-cell office:value-type="date" office:date-value="2015-11-12" calcext:value-type="date">
            <text:p>2015-11-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2015-11-12" calcext:value-type="date">
            <text:p>2015-11-12</text:p>
          </table:table-cell>
          <table:table-cell office:value-type="date" office:date-value="2015-11-13" calcext:value-type="date">
            <text:p>2015-11-1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1-11" calcext:value-type="date">
            <text:p>2015-11-11</text:p>
          </table:table-cell>
          <table:table-cell table:style-name="ce2" office:value-type="date" office:date-value="2015-11-13" calcext:value-type="date">
            <text:p>2015-11-1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date" office:date-value="2015-11-17" calcext:value-type="date">
            <text:p>2015-11-17</text:p>
          </table:table-cell>
          <table:table-cell office:value-type="date" office:date-value="2015-11-18" calcext:value-type="date">
            <text:p>2015-11-1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1-17" calcext:value-type="date">
            <text:p>2015-11-17</text:p>
          </table:table-cell>
          <table:table-cell table:style-name="ce2" office:value-type="date" office:date-value="2015-11-18" calcext:value-type="date">
            <text:p>2015-11-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8:43:13.914000000</meta:creation-date>
    <dc:date>2019-10-06T20:54:39.211000000</dc:date>
    <meta:editing-duration>PT54S</meta:editing-duration>
    <meta:editing-cycles>1</meta:editing-cycles>
    <meta:document-statistic meta:table-count="1" meta:cell-count="118" meta:object-count="0"/>
    <meta:generator>LibreOffice/5.3.0.3$Windows_x86 LibreOffice_project/7074905676c47b82bbcfbea1aeefc84afe1c50e1</meta:generator>
  </office:meta>
</office:document-meta>
</file>